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oto Sans CJK JP Bold" fo:font-size="24pt" officeooo:rsid="000f75eb" officeooo:paragraph-rsid="000f75eb" style:font-size-asian="24pt" style:font-size-complex="24pt"/>
    </style:style>
    <style:style style:name="P2" style:family="paragraph" style:parent-style-name="Standard">
      <style:text-properties style:font-name="Noto Sans CJK JP Bold" fo:font-size="18pt" officeooo:rsid="000f75eb" officeooo:paragraph-rsid="000f75eb" style:font-size-asian="18pt" style:font-size-complex="18pt"/>
    </style:style>
    <style:style style:name="P3" style:family="paragraph" style:parent-style-name="Standard">
      <style:text-properties style:font-name="Noto Sans CJK JP Bold" fo:font-size="12pt" officeooo:rsid="000f75eb" officeooo:paragraph-rsid="000f75eb" style:font-size-asian="10.5pt" style:font-size-complex="12pt"/>
    </style:style>
    <style:style style:name="P4" style:family="paragraph" style:parent-style-name="Standard">
      <style:text-properties style:font-name="AnjaliOldLipi" fo:font-size="12pt" officeooo:rsid="000f75eb" officeooo:paragraph-rsid="000f75eb" style:font-size-asian="10.5pt" style:font-size-complex="12pt"/>
    </style:style>
    <style:style style:name="P5" style:family="paragraph" style:parent-style-name="Header">
      <style:text-properties officeooo:rsid="000f75eb" officeooo:paragraph-rsid="000f75eb"/>
    </style:style>
    <style:style style:name="T1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8"/>CLASS <text:s/>PROGRAMS</text:p>
      <text:p text:style-name="P1"/>
      <text:p text:style-name="P2"><text:span text:style-name="T1">PROGRAM <text:s/>FOR SPEECHRECOGNITION</text:span>:</text:p>
      <text:p text:style-name="P4">import speech_recognition as sr</text:p>
      <text:p text:style-name="P4"><text:s/></text:p>
      <text:p text:style-name="P4"># Record Audio</text:p>
      <text:p text:style-name="P4">r = sr.Recognizer()</text:p>
      <text:p text:style-name="P4">with sr.Microphone() as source:</text:p>
      <text:p text:style-name="P4"><text:tab/>r.adjust_for_ambient_noise(source,duration=5)</text:p>
      <text:p text:style-name="P4"><text:tab/>r.dynamic_energy_threshold = True</text:p>
      <text:p text:style-name="P4"><text:tab/>print("Say something!")</text:p>
      <text:p text:style-name="P4"><text:tab/>audio = r.listen(source)</text:p>
      <text:p text:style-name="P4"><text:s/></text:p>
      <text:p text:style-name="P4"># Speech recognition using Google Speech Recognition</text:p>
      <text:p text:style-name="P4">try:</text:p>
      <text:p text:style-name="P4"><text:s text:c="4"/># for testing purposes, we're just using the default API key</text:p>
      <text:p text:style-name="P4"><text:s text:c="4"/># to use another API key, use `r.recognize_google(audio, key="GOOGLE_SPEECH_RECOGNITION_API_KEY")`</text:p>
      <text:p text:style-name="P4"><text:s text:c="4"/># instead of `r.recognize_google(audio)`</text:p>
      <text:p text:style-name="P4"><text:s text:c="4"/>print("You said: " + r.recognize_google(audio))</text:p>
      <text:p text:style-name="P4">except sr.UnknownValueError:</text:p>
      <text:p text:style-name="P4"><text:s text:c="4"/>print("Google Speech Recognition could not understand audio")</text:p>
      <text:p text:style-name="P4">except sr.RequestError as e:</text:p>
      <text:p text:style-name="P4"><text:s text:c="4"/>print("Could not request results from Google Speech Recognition service; {0}".format(e))</text:p>
      <text:p text:style-name="P3"/>
      <text:p text:style-name="P3">OUTPUT:</text:p>
      <text:p text:style-name="P4">ALSA lib pcm_dsnoop.c:618:(snd_pcm_dsnoop_open) unable to open slave</text:p>
      <text:p text:style-name="P4">ALSA lib pcm.c:2495:(snd_pcm_open_noupdate) Unknown PCM cards.pcm.rear</text:p>
      <text:p text:style-name="P4">ALSA lib pcm.c:2495:(snd_pcm_open_noupdate) Unknown PCM cards.pcm.center_lfe</text:p>
      <text:p text:style-name="P4">ALSA lib pcm.c:2495:(snd_pcm_open_noupdate) Unknown PCM cards.pcm.side</text:p>
      <text:p text:style-name="P4">ALSA lib pcm_route.c:867:(find_matching_chmap) Found no matching channel map</text:p>
      <text:p text:style-name="P4">ALSA lib pcm_route.c:867:(find_matching_chmap) Found no matching channel map</text:p>
      <text:p text:style-name="P4">ALSA lib pcm_route.c:867:(find_matching_chmap) Found no matching channel map</text:p>
      <text:p text:style-name="P4">Say something!</text:p>
      <text:p text:style-name="P4">You said: hello Chandu how are you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75eb" officeooo:paragraph-rsid="000f75e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16"/>CHANDU L Y,,,ECE <text:s text:c="2"/>CL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08:44:51.186402269</meta:creation-date>
    <dc:date>2018-11-16T08:58:14.525213653</dc:date>
    <meta:editing-duration>PT13M26S</meta:editing-duration>
    <meta:editing-cycles>1</meta:editing-cycles>
    <meta:document-statistic meta:table-count="0" meta:image-count="0" meta:object-count="0" meta:page-count="1" meta:paragraph-count="33" meta:word-count="151" meta:character-count="1525" meta:non-whitespace-character-count="1237"/>
    <meta:generator>LibreOffice/6.0.3.2$Linux_X86_64 LibreOffice_project/00m0$Build-2</meta:generator>
  </office:meta>
</office:document-meta>
</file>